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09_10-16-58_000.jpg</text:p>
          </table:table-cell>
          <table:table-cell table:style-name="ce13" office:value-type="string">
            <text:p>:m RES 1-2*2 / free# JVEMV6 37#21.4_14 / 37. miscs of miscs / 21. math&amp;physics / 4. knot-theory / N+</text:p>
          </table:table-cell>
          <table:table-cell table:style-name="ce2"/>
          <table:table-cell table:style-name="ce2"/>
          <table:table-cell table:style-name="ce2" office:value-type="string">
            <text:p>N-35-35-28.642272 E-139-34-49.324951</text:p>
          </table:table-cell>
          <table:table-cell table:style-name="ce31" table:formula="of:=IF([.E2]=&quot;&quot;;[.C2];CONCATENATE([.C2];&quot; / &quot;;[.E2]))" office:value-type="string" office:string-value=":m RES 1-2*2 / free# JVEMV6 37#21.4_14 / 37. miscs of miscs / 21. math&amp;physics / 4. knot-theory / N+">
            <text:p>:m RES 1-2*2 / free# JVEMV6 37#21.4_14 / 37. miscs of miscs / 21. math&amp;physics / 4. knot-theory / N+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2020-07-09_10-54-30_000.jpg</text:p>
          </table:table-cell>
          <table:table-cell table:style-name="ce13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83471 E-139-34-49.489746</text:p>
          </table:table-cell>
          <table:table-cell table:style-name="ce31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2020-07-09_11-35-34_000.jpg</text:p>
          </table:table-cell>
          <table:table-cell table:style-name="ce16" office:value-type="string">
            <text:p>:PHOTO 記録 / PC画面 / 署名 / codepink / amendment-to-NDAA</text:p>
          </table:table-cell>
          <table:table-cell table:style-name="ce30"/>
          <table:table-cell table:style-name="ce2"/>
          <table:table-cell table:style-name="ce2" office:value-type="string">
            <text:p>N-35-35-28.532409 E-139-34-48.885498</text:p>
          </table:table-cell>
          <table:table-cell table:style-name="ce31" table:formula="of:=IF([.E4]=&quot;&quot;;[.C4];CONCATENATE([.C4];&quot; / &quot;;[.E4]))" office:value-type="string" office:string-value=":PHOTO 記録 / PC画面 / 署名 / codepink / amendment-to-NDAA">
            <text:p>:PHOTO 記録 / PC画面 / 署名 / codepink / amendment-to-NDAA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09_14-07-26_000.jpg</text:p>
          </table:table-cell>
          <table:table-cell table:style-name="ce16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09_15-40-43_000.jpg</text:p>
          </table:table-cell>
          <table:table-cell table:style-name="ce16" office:value-type="string">
            <text:p>:bookmemo / 読んだ本 / 『労働弁護士の事件ノート』 / 著者=東京法律事務所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6]=&quot;&quot;;[.C6];CONCATENATE([.C6];&quot; / &quot;;[.E6]))" office:value-type="string" office:string-value=":bookmemo / 読んだ本 / 『労働弁護士の事件ノート』 / 著者=東京法律事務所">
            <text:p>:bookmemo / 読んだ本 / 『労働弁護士の事件ノート』 / 著者=東京法律事務所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09_15-43-10_000.jp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7]=&quot;&quot;;[.C7];CONCATENATE([.C7];&quot; / &quot;;[.E7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09_15-43-38_000.jpg</text:p>
          </table:table-cell>
          <table:table-cell table:style-name="ce16" office:value-type="string">
            <text:p>-*</text:p>
          </table:table-cell>
          <table:table-cell table:style-name="ce14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8]=&quot;&quot;;[.C8];CONCATENATE([.C8];&quot; / &quot;;[.E8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09_15-43-51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2"/>
          <table:table-cell table:style-name="ce2" office:value-type="string">
            <text:p>N-35-35-28.697204 E-139-34-49.379882</text:p>
          </table:table-cell>
          <table:table-cell table:style-name="ce31" table:formula="of:=IF([.E9]=&quot;&quot;;[.C9];CONCATENATE([.C9];&quot; / &quot;;[.E9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09_15-44-03_000.jp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0]=&quot;&quot;;[.C10];CONCATENATE([.C10];&quot; / &quot;;[.E10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09_15-44-15_000.jpg</text:p>
          </table:table-cell>
          <table:table-cell table:style-name="ce16" office:value-type="string">
            <text:p>-*</text:p>
          </table:table-cell>
          <table:table-cell table:style-name="ce1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1]=&quot;&quot;;[.C11];CONCATENATE([.C11];&quot; / &quot;;[.E11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09_15-44-38_000.jp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2]=&quot;&quot;;[.C12];CONCATENATE([.C12];&quot; / &quot;;[.E12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09_15-44-50_000.jp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13]=&quot;&quot;;[.C13];CONCATENATE([.C13];&quot; / &quot;;[.E13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09_15-45-03_000.jpg</text:p>
          </table:table-cell>
          <table:table-cell table:style-name="ce16" office:value-type="string">
            <text:p>-*</text:p>
          </table:table-cell>
          <table:table-cell table:style-name="ce5"/>
          <table:table-cell table:style-name="ce2"/>
          <table:table-cell table:style-name="ce2" office:value-type="string">
            <text:p>N-35-35-28.683471 E-139-34-49.434814</text:p>
          </table:table-cell>
          <table:table-cell table:style-name="ce31" table:formula="of:=IF([.E14]=&quot;&quot;;[.C14];CONCATENATE([.C14];&quot; / &quot;;[.E14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09_15-46-32_000.jpg</text:p>
          </table:table-cell>
          <table:table-cell table:style-name="ce16" office:value-type="string">
            <text:p>:bookmemo / ページメモ / 『中世法制史料集』 / 著者=佐藤、池内、編　牧、監修 / p.1</text:p>
          </table:table-cell>
          <table:table-cell table:style-name="ce14"/>
          <table:table-cell table:style-name="ce2"/>
          <table:table-cell table:style-name="ce2" office:value-type="string">
            <text:p>N-35-35-28.559875 E-139-34-48.940429</text:p>
          </table:table-cell>
          <table:table-cell table:style-name="ce31" table:formula="of:=IF([.E15]=&quot;&quot;;[.C15];CONCATENATE([.C15];&quot; / &quot;;[.E15]))" office:value-type="string" office:string-value=":bookmemo / ページメモ / 『中世法制史料集』 / 著者=佐藤、池内、編　牧、監修 / p.1">
            <text:p>:bookmemo / ページメモ / 『中世法制史料集』 / 著者=佐藤、池内、編　牧、監修 / p.1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09_17-02-53_000.jpg</text:p>
          </table:table-cell>
          <table:table-cell table:style-name="ce16" office:value-type="string">
            <text:p>:bookmemo / ページメモ / 『本朝食鑑』 / 著者= / p.41 / 黍；粱；五穀</text:p>
          </table:table-cell>
          <table:table-cell table:style-name="ce14"/>
          <table:table-cell table:style-name="ce2"/>
          <table:table-cell table:style-name="ce2" office:value-type="string">
            <text:p>N-35-35-28.573608 E-139-34-48.885498</text:p>
          </table:table-cell>
          <table:table-cell table:style-name="ce31" table:formula="of:=IF([.E16]=&quot;&quot;;[.C16];CONCATENATE([.C16];&quot; / &quot;;[.E16]))" office:value-type="string" office:string-value=":bookmemo / ページメモ / 『本朝食鑑』 / 著者= / p.41 / 黍；粱；五穀">
            <text:p>:bookmemo / ページメモ / 『本朝食鑑』 / 著者= / p.41 / 黍；粱；五穀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09_17-18-06_000.jpg</text:p>
          </table:table-cell>
          <table:table-cell table:style-name="ce14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642272 E-139-34-49.434814</text:p>
          </table:table-cell>
          <table:table-cell table:style-name="ce31" table:formula="of:=IF([.E17]=&quot;&quot;;[.C17];CONCATENATE([.C17];&quot; / &quot;;[.E17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09_18-41-38_000.jpg</text:p>
          </table:table-cell>
          <table:table-cell table:style-name="ce16" office:value-type="string">
            <text:p>:tome/ (J*) / ２つの増慢；私はこの人を変えられる</text:p>
          </table:table-cell>
          <table:table-cell table:style-name="ce15"/>
          <table:table-cell table:style-name="ce2"/>
          <table:table-cell table:style-name="ce2" office:value-type="string">
            <text:p>N-35-35-28.0 E-139-34-49.0</text:p>
          </table:table-cell>
          <table:table-cell table:style-name="ce31" table:formula="of:=IF([.E18]=&quot;&quot;;[.C18];CONCATENATE([.C18];&quot; / &quot;;[.E18]))" office:value-type="string" office:string-value=":tome/ (J*) / ２つの増慢；私はこの人を変えられる">
            <text:p>:tome/ (J*) / ２つの増慢；私はこの人を変えられ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2020-07-09_18-42-47_000.jpg</text:p>
          </table:table-cell>
          <table:table-cell table:style-name="ce16" office:value-type="string">
            <text:p>:bookmemo / ページメモ / 『私の中の日本軍』 / 著者=山本七平 / p.12</text:p>
          </table:table-cell>
          <table:table-cell table:style-name="ce16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19]=&quot;&quot;;[.C19];CONCATENATE([.C19];&quot; / &quot;;[.E19]))" office:value-type="string" office:string-value=":bookmemo / ページメモ / 『私の中の日本軍』 / 著者=山本七平 / p.12">
            <text:p>:bookmemo / ページメモ / 『私の中の日本軍』 / 著者=山本七平 / p.12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2020-07-09_20-49-35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683471 E-139-34-49.489746</text:p>
          </table:table-cell>
          <table:table-cell table:style-name="ce31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2020-07-10_00-57-42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2020-07-10_07-48-11_000.jpg</text:p>
          </table:table-cell>
          <table:table-cell table:style-name="ce14" office:value-type="string">
            <text:p>:m music / log / kb / || s.1:genr=ep-N(experiment),key=C,chor=CM7;FM7,note=9-10-12(2-3-5-3,omit-4),tempo=70,score=+,for=use-different-times</text:p>
          </table:table-cell>
          <table:table-cell table:style-name="ce16"/>
          <table:table-cell table:style-name="ce2"/>
          <table:table-cell table:style-name="ce2" office:value-type="string">
            <text:p>N-35-35-28.450012 E-139-34-49.489746</text:p>
          </table:table-cell>
          <table:table-cell table:style-name="ce31" table:formula="of:=IF([.E22]=&quot;&quot;;[.C22];CONCATENATE([.C22];&quot; / &quot;;[.E22]))" office:value-type="string" office:string-value=":m music / log / kb / || s.1:genr=ep-N(experiment),key=C,chor=CM7;FM7,note=9-10-12(2-3-5-3,omit-4),tempo=70,score=+,for=use-different-times">
            <text:p>:m music / log / kb / || s.1:genr=ep-N(experiment),key=C,chor=CM7;FM7,note=9-10-12(2-3-5-3,omit-4),tempo=70,score=+,for=use-different-times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2020-07-10_08-12-07_000.jpg</text:p>
          </table:table-cell>
          <table:table-cell table:style-name="ce5" office:value-type="string">
            <text:p>:PHOTO 記録 / @自室　/ 身体；左脚 / 膝上；肉が垂れ下がっている</text:p>
          </table:table-cell>
          <table:table-cell table:style-name="ce13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23]=&quot;&quot;;[.C23];CONCATENATE([.C23];&quot; / &quot;;[.E23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2020-07-10_08-12-23_000.jpg</text:p>
          </table:table-cell>
          <table:table-cell table:style-name="ce5" office:value-type="string">
            <text:p>:PHOTO 記録 / @自室　/ 身体；右脚 / 膝上；肉が垂れ下がっている</text:p>
          </table:table-cell>
          <table:table-cell table:style-name="ce2"/>
          <table:table-cell table:style-name="ce2"/>
          <table:table-cell table:style-name="ce2" office:value-type="string">
            <text:p>N-35-35-28.669738 E-139-34-49.434814</text:p>
          </table:table-cell>
          <table:table-cell table:style-name="ce31" table:formula="of:=IF([.E24]=&quot;&quot;;[.C24];CONCATENATE([.C24];&quot; / &quot;;[.E24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09_19-18-48_000.mp4</text:p>
          </table:table-cell>
          <table:table-cell table:style-name="ce5" office:value-type="string">
            <text:p>:VIDEO / @自宅 / メモ / kb,keyboard / 演奏、play / k-2020-0709-1 / key=C,chor=CM7;EM7,note=3-1-L7-L5,tempo=70,for=grip-M7,file=0708-1807</text:p>
          </table:table-cell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string" office:string-value=":VIDEO / @自宅 / メモ / kb,keyboard / 演奏、play / k-2020-0709-1 / key=C,chor=CM7;EM7,note=3-1-L7-L5,tempo=70,for=grip-M7,file=0708-1807">
            <text:p>:VIDEO / @自宅 / メモ / kb,keyboard / 演奏、play / k-2020-0709-1 / key=C,chor=CM7;EM7,note=3-1-L7-L5,tempo=70,for=grip-M7,file=0708-1807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10_07-07-47_000.mid</text:p>
          </table:table-cell>
          <table:table-cell table:style-name="ce5" office:value-type="string">
            <text:p>:in-mid / app=perfect-piano / 演奏、play / id-2020-0709-1 / category=melody,inst=piano</text:p>
          </table:table-cell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string" office:string-value=":in-mid / app=perfect-piano / 演奏、play / id-2020-0709-1 / category=melody,inst=piano">
            <text:p>:in-mid / app=perfect-piano / 演奏、play / id-2020-0709-1 / category=melody,inst=piano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10_07-43-45_000.mp4</text:p>
          </table:table-cell>
          <table:table-cell table:style-name="ce5" office:value-type="string">
            <text:p>:VIDEO / @自宅 / メモ / kb,keyboard / 演奏、play / k-2020-0710-1 / genr=ep-N(experiment),key=C,chor=CM7;FM7,note=9-10-12(2-3-5-3,omit-4),tempo=70,score=+,for=use-different-times</text:p>
          </table:table-cell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string" office:string-value=":VIDEO / @自宅 / メモ / kb,keyboard / 演奏、play / k-2020-0710-1 / genr=ep-N(experiment),key=C,chor=CM7;FM7,note=9-10-12(2-3-5-3,omit-4),tempo=70,score=+,for=use-different-times">
            <text:p>:VIDEO / @自宅 / メモ / kb,keyboard / 演奏、play / k-2020-0710-1 / genr=ep-N(experiment),key=C,chor=CM7;FM7,note=9-10-12(2-3-5-3,omit-4),tempo=70,score=+,for=use-different-times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7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0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0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0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2020/07/10</text:date>, <text:time>09:2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10T09:24:55.30</dc:date>
    <dc:creator>iwabuchi ken</dc:creator>
    <meta:editing-duration>P22DT19H18M34S</meta:editing-duration>
    <meta:editing-cycles>8832</meta:editing-cycles>
    <meta:document-statistic meta:table-count="1" meta:cell-count="484" meta:object-count="0"/>
  </office:meta>
</office:document-meta>
</file>